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2aaf" officeooo:paragraph-rsid="00172aaf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72aaf" officeooo:paragraph-rsid="00172aa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DE SELECTORES 3 y 4</text:p>
      <text:p text:style-name="P1"/>
      <text:p text:style-name="P1">1(Intro)</text:p>
      <text:p text:style-name="P1"><text:tab/>ul li:first-child</text:p>
      <text:p text:style-name="P1"/>
      <text:p text:style-name="P1">2</text:p>
      <text:p text:style-name="P1"><text:tab/>p:not(.foo)</text:p>
      <text:p text:style-name="P1"/>
      <text:p text:style-name="P1">3</text:p>
      <text:p text:style-name="P1"><text:tab/>ul li:nth-child(2n+3)</text:p>
      <text:p text:style-name="P1"/>
      <text:p text:style-name="P1">4</text:p>
      <text:p text:style-name="P1"><text:tab/>div &gt; span,p</text:p>
      <text:p text:style-name="P1"/>
      <text:p text:style-name="P1">5</text:p>
      <text:p text:style-name="P1"><text:tab/>div span[data-item="foo"], div span[data-item="bar"]</text:p>
      <text:p text:style-name="P1"/>
      <text:p text:style-name="P1">6</text:p>
      <text:p text:style-name="P1"><text:tab/>div p ~ span</text:p>
      <text:p text:style-name="P1"/>
      <text:p text:style-name="P1">7</text:p>
      <text:p text:style-name="P1"><text:tab/>form *:enabled</text:p>
      <text:p text:style-name="P1"/>
      <text:p text:style-name="P1">8</text:p>
      <text:p text:style-name="P1"><text:tab/>ol li:is(#one, #two, #five, #six, #nine)</text:p>
      <text:p text:style-name="P1"/>
      <text:p text:style-name="P1">9</text:p>
      <text:p text:style-name="P1"><text:tab/> a+span</text:p>
      <text:p text:style-name="P1"/>
      <text:p text:style-name="P1">10</text:p>
      <text:p text:style-name="P1"><text:tab/>#foo &gt; .foo</text:p>
      <text:p text:style-name="P1"/>
      <text:p text:style-name="P1">11</text:p>
      <text:p text:style-name="P1"><text:tab/>div &gt; div span+code:not(.foo)</text:p>
      <text:p text:style-name="P1"/>
      <text:p text:style-name="P1"/>
      <text:p text:style-name="P2">PESO DE LOS SELECTORES</text:p>
      <text:p text:style-name="P1"/>
      <text:p text:style-name="P1">*, .container, .container href, h1, #titulo, !important</text:p>
      <text:p text:style-name="P1"/>
      <text:p text:style-name="P1">1. * → 0 (El selector universal es ignorado).</text:p>
      <text:p text:style-name="P1">2. h1 → 1</text:p>
      <text:p text:style-name="P1">3. .container → 10</text:p>
      <text:p text:style-name="P1">4. .container href → 11</text:p>
      <text:p text:style-name="P1">5. #titulo → 100</text:p>
      <text:p text:style-name="P1">6. !important → Tiene la mayor especificidad de todos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2T19:15:42.242000000</meta:creation-date>
    <dc:date>2024-09-12T21:11:23.693000000</dc:date>
    <meta:editing-duration>PT1H55M41S</meta:editing-duration>
    <meta:editing-cycles>1</meta:editing-cycles>
    <meta:document-statistic meta:table-count="0" meta:image-count="0" meta:object-count="0" meta:page-count="1" meta:paragraph-count="31" meta:word-count="95" meta:character-count="529" meta:non-whitespace-character-count="453"/>
    <meta:generator>LibreOffice/7.6.2.1$Windows_X86_64 LibreOffice_project/56f7684011345957bbf33a7ee678afaf4d2ba333</meta:generator>
  </office:meta>
</office:document-meta>
</file>